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FileSystem.getCli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tpFileSystem.doCloseCommunicationLin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FileSystem.FtpFileSystem( final GenericFileName rootName , final FtpClient ftpClient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FileSystem.putClient( final FtpClient cli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FileSystem.closeConnection( final FtpClient cli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System.createFile(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